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3950056" text:id="ct1639500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63951096" text:id="ct1639510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63949120" text:id="ct1639491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63949952" text:id="ct1639499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92197328392586093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16395005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16395109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16394912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טוֹב מוֹתִי מֵחַיָּי ס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לָעִיר וַיַּעַשׂ לוֹ שָׁם סֻכָּה וַיֵּשֶׁב תַּחְתֶּיהָ בַּצֵּל עַד אֲשֶׁר יִרְאֶה מַה־יִּהְיֶה בָּעִיר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לְיוֹנָה לִהְיוֹת צֵל עַל־רֹאשׁוֹ <text:soft-page-break/>לְהַצִּיל לוֹ מֵרָעָתוֹ וַיִּשְׂמַח יוֹנָה עַל־הַקִּיקָיוֹן שִׂמְחָה גְדוֹל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163949952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ext:soft-page-break/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4279716426441741008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<text:soft-page-break/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31T08:56:36.90</dc:date>
    <dc:creator>iwabuchi ken</dc:creator>
    <meta:editing-duration>P4DT13H14M23S</meta:editing-duration>
    <meta:editing-cycles>255</meta:editing-cycles>
    <meta:generator>OpenOffice/4.1.3$Win32 OpenOffice.org_project/413m1$Build-9783</meta:generator>
    <meta:document-statistic meta:table-count="35" meta:image-count="0" meta:object-count="0" meta:page-count="43" meta:paragraph-count="1045" meta:word-count="4782" meta:character-count="25450"/>
  </office:meta>
</office:document-meta>
</file>